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1b817"/>
    </style:style>
    <style:style style:name="P2" style:family="paragraph" style:parent-style-name="Standard">
      <style:text-properties officeooo:paragraph-rsid="000318d6"/>
    </style:style>
    <style:style style:name="P3" style:family="paragraph" style:parent-style-name="Standard">
      <style:paragraph-properties fo:text-align="center" style:justify-single-word="false"/>
      <style:text-properties officeooo:paragraph-rsid="000318d6"/>
    </style:style>
    <style:style style:name="P4" style:family="paragraph" style:parent-style-name="Standard">
      <style:text-properties officeooo:paragraph-rsid="0003c05e"/>
    </style:style>
    <style:style style:name="P5" style:family="paragraph" style:parent-style-name="Standard">
      <style:text-properties fo:font-size="16pt" fo:font-weight="bold" officeooo:paragraph-rsid="00078b16" style:font-size-asian="16pt" style:font-weight-asian="bold" style:font-size-complex="16pt" style:font-weight-complex="bold"/>
    </style:style>
    <style:style style:name="P6" style:family="paragraph" style:parent-style-name="Standard">
      <style:text-properties fo:font-size="16pt" fo:font-weight="bold" officeooo:paragraph-rsid="00100d93" style:font-size-asian="16pt" style:font-weight-asian="bold" style:font-size-complex="16pt" style:font-weight-complex="bold"/>
    </style:style>
    <style:style style:name="P7" style:family="paragraph" style:parent-style-name="Standard">
      <style:text-properties officeooo:paragraph-rsid="00090230"/>
    </style:style>
    <style:style style:name="P8" style:family="paragraph" style:parent-style-name="Standard">
      <style:text-properties officeooo:paragraph-rsid="00100d93"/>
    </style:style>
    <style:style style:name="P9" style:family="paragraph" style:parent-style-name="Standard">
      <style:text-properties officeooo:paragraph-rsid="00110add"/>
    </style:style>
    <style:style style:name="P10" style:family="paragraph" style:parent-style-name="Standard">
      <style:paragraph-properties fo:text-align="center" style:justify-single-word="false"/>
      <style:text-properties fo:font-size="28pt" fo:font-weight="normal" officeooo:paragraph-rsid="0012e27f" style:font-size-asian="28pt" style:font-weight-asian="normal" style:font-size-complex="28pt" style:font-weight-complex="normal"/>
    </style:style>
    <style:style style:name="T1" style:family="text">
      <style:text-properties officeooo:rsid="0001b817"/>
    </style:style>
    <style:style style:name="T2" style:family="text">
      <style:text-properties officeooo:rsid="000318d6"/>
    </style:style>
    <style:style style:name="T3" style:family="text">
      <style:text-properties officeooo:rsid="0003c05e"/>
    </style:style>
    <style:style style:name="T4" style:family="text">
      <style:text-properties officeooo:rsid="00058b3a"/>
    </style:style>
    <style:style style:name="T5" style:family="text">
      <style:text-properties officeooo:rsid="00078b16"/>
    </style:style>
    <style:style style:name="T6" style:family="text">
      <style:text-properties fo:font-weight="bold" officeooo:rsid="000318d6" style:font-weight-asian="bold" style:font-weight-complex="bold"/>
    </style:style>
    <style:style style:name="T7" style:family="text">
      <style:text-properties fo:font-weight="bold" officeooo:rsid="00078b16" style:font-weight-asian="bold" style:font-weight-complex="bold"/>
    </style:style>
    <style:style style:name="T8" style:family="text">
      <style:text-properties fo:font-weight="bold" officeooo:rsid="0001b817" style:font-weight-asian="bold" style:font-weight-complex="bold"/>
    </style:style>
    <style:style style:name="T9" style:family="text">
      <style:text-properties fo:font-weight="bold" officeooo:rsid="0003c05e" style:font-weight-asian="bold" style:font-weight-complex="bold"/>
    </style:style>
    <style:style style:name="T10" style:family="text">
      <style:text-properties fo:font-weight="bold" officeooo:rsid="0012e27f" style:font-weight-asian="bold" style:font-weight-complex="bold"/>
    </style:style>
    <style:style style:name="T11" style:family="text">
      <style:text-properties officeooo:rsid="00090230"/>
    </style:style>
    <style:style style:name="T12" style:family="text">
      <style:text-properties officeooo:rsid="000a4a77"/>
    </style:style>
    <style:style style:name="T13" style:family="text">
      <style:text-properties officeooo:rsid="000a9dd9"/>
    </style:style>
    <style:style style:name="T14" style:family="text">
      <style:text-properties officeooo:rsid="000aee47"/>
    </style:style>
    <style:style style:name="T15" style:family="text">
      <style:text-properties officeooo:rsid="000b58c4"/>
    </style:style>
    <style:style style:name="T16" style:family="text">
      <style:text-properties officeooo:rsid="000ccec0"/>
    </style:style>
    <style:style style:name="T17" style:family="text">
      <style:text-properties officeooo:rsid="000eb98b"/>
    </style:style>
    <style:style style:name="T18" style:family="text">
      <style:text-properties officeooo:rsid="00100d93"/>
    </style:style>
    <style:style style:name="T19" style:family="text">
      <style:text-properties officeooo:rsid="00110add"/>
    </style:style>
    <style:style style:name="T20" style:family="text">
      <style:text-properties officeooo:rsid="0012e27f"/>
    </style:style>
    <style:style style:name="T21" style:family="text">
      <style:text-properties style:text-underline-style="solid" style:text-underline-width="auto" style:text-underline-color="font-color" officeooo:rsid="0012e27f"/>
    </style:style>
    <style:style style:name="T22" style:family="text">
      <style:text-properties officeooo:rsid="0013fd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20">Using Perl to </text:span><text:span text:style-name="T21">Test Anything</text:span></text:p>
      <text:p text:style-name="P1"><text:span text:style-name="T8"/></text:p>
      <text:p text:style-name="P1"><text:span text:style-name="T8"/></text:p>
      <text:p text:style-name="P1"><text:span text:style-name="T8">TAP - Test Anything Protocol</text:span><text:span text:style-name="T1"> - provide</text:span><text:span text:style-name="T4">s</text:span><text:span text:style-name="T1"> a good separation between test running and analyzing the results. Having the protocol implemented in several languages it enables integration of unit tests written in the languages of the application with a common reporting back-end. http://testanything.org/</text:span></text:p>
      <text:p text:style-name="P1"><text:span text:style-name="T1"></text:span></text:p>
      <text:p text:style-name="P7"><text:span text:style-name="T8">Smolder</text:span><text:span text:style-name="T1"> is a web-based </text:span><text:span text:style-name="T8">continuous integration smoke server</text:span><text:span text:style-name="T1">. It's a central repository for you</text:span><text:span text:style-name="T11">r</text:span><text:span text:style-name="T1"> smoke tests </text:span><text:span text:style-name="T11">with</text:span><text:span text:style-name="T1"> multiple public and private repositories. It can collect TAP based test reports and generate graphs and charts showing the progress of the </text:span><text:span text:style-name="T11">application development. </text:span><text:span text:style-name="T1">http://search.cpan.org/dist/Smolder/</text:span></text:p>
      <text:p text:style-name="P1"><text:span text:style-name="T1"></text:span></text:p>
      <text:p text:style-name="P1"><text:span text:style-name="T1">There are over 400 testing and quality assurance related modules available on CPAN.</text:span></text:p>
      <text:p text:style-name="P1"><text:span text:style-name="T1"></text:span></text:p>
      <text:p text:style-name="P1"><text:span text:style-name="T1">Modules such as Test::More, Test::Most and Test::Class provide </text:span><text:span text:style-name="T8">a framework to write tests</text:span><text:span text:style-name="T1"> producing TAP as their output. Similar packages exist for other languages as well including C, C++, C#, Java, Java</text:span><text:span text:style-name="T12">S</text:span><text:span text:style-name="T1">cript, PostgreSQL (pgTAP), Python, Ruby and PHP.</text:span></text:p>
      <text:p text:style-name="P1"><text:span text:style-name="T1"></text:span></text:p>
      <text:p text:style-name="P8"><text:span text:style-name="T1">Test::Harness allows the collection and processing of TAP based results and the</text:span><text:span text:style-name="T8">generation of reports</text:span><text:span text:style-name="T1"> in various formats: text, HTML, </text:span><text:span text:style-name="T18">Excel, </text:span><text:span text:style-name="T1">graphs and charts.</text:span></text:p>
      <text:p text:style-name="P1"><text:span text:style-name="T1"></text:span></text:p>
      <text:p text:style-name="P1"><text:span text:style-name="T1">Test::WWW::Mechanize allows the </text:span><text:span text:style-name="T8">automatic testing of web sites</text:span><text:span text:style-name="T1">. It acts as a web browser, understanding the HTML objects such as links and forms. Perl also supports driving Firefox itself, providing identical behavior to the experience of regular users. Perl can also integrate well with </text:span><text:span text:style-name="T8">Selenium</text:span><text:span text:style-name="T1"> </text:span><text:span text:style-name="T17">using Test::WWW::Selenium.</text:span></text:p>
      <text:p text:style-name="P1"><text:span text:style-name="T1"></text:span></text:p>
      <text:p text:style-name="P1"><text:span text:style-name="T1">Perl provides a seamless way to interact with all the relational databases such as </text:span><text:span text:style-name="T8">Oracle</text:span><text:span text:style-name="T1">, </text:span><text:span text:style-name="T13">MS-SQL, </text:span><text:span text:style-name="T1">MySQL, PostgreSQL, Ingres, </text:span><text:span text:style-name="T13">Informix</text:span><text:span text:style-name="T1"> </text:span><text:span text:style-name="T14">and more. </text:span><text:span text:style-name="T1">It can also use </text:span><text:span text:style-name="T8">ODBC</text:span><text:span text:style-name="T1"> for connecting any database supporting that. You can use plain SQL or one of the abstraction libraries or ORMs of Perl to interact with the databases.</text:span></text:p>
      <text:p text:style-name="P1"><text:span text:style-name="T1"></text:span></text:p>
      <text:p text:style-name="P1"><text:span text:style-name="T1">Major NoSQL databases such as Apache </text:span><text:span text:style-name="T8">CouchDB</text:span><text:span text:style-name="T1"> and </text:span><text:span text:style-name="T8">MongoDB</text:span><text:span text:style-name="T1"> are also supported using Perl.</text:span></text:p>
      <text:p text:style-name="P1"><text:span text:style-name="T1"/></text:p>
      <text:p text:style-name="P1"><text:span text:style-name="T1">In many organization</text:span><text:span text:style-name="T15">s</text:span><text:span text:style-name="T1"> management likes to see reports arriving in the </text:span><text:span text:style-name="T8">e-mail</text:span><text:span text:style-name="T1"> as an </text:span><text:span text:style-name="T8">Excel</text:span><text:span text:style-name="T1"> file with charts and graphs. Perl allows the automatic creation of such files even on system where MS Excel is not available such as Unix or Linux. Perl also provides an easy way to automatically send e-mails with attachments.</text:span></text:p>
      <text:p text:style-name="P1"><text:span text:style-name="T1"/></text:p>
      <text:p text:style-name="P9"><text:span text:style-name="T19">Perl provides excellent tools to implement network connections. Starting from low level socket support <text:s/>through tools that allows </text:span><text:span text:style-name="T22">seamless</text:span><text:span text:style-name="T19"> integration with Telnet, SSH, FTP, HTTP </text:span><text:span text:style-name="T22">to <text:s/></text:span></text:p>
      <text:p text:style-name="P1"><text:span text:style-name="T1"></text:span></text:p>
      <text:p text:style-name="P6"><text:span text:style-name="T18">Integration with Hudson</text:span></text:p>
      <text:p text:style-name="P8"><text:span text:style-name="T18"/></text:p>
      <text:p text:style-name="P4"><text:span text:style-name="T3">TAP::Formatter::JUnit takes TAP and converts it into JUnit XML suitable for consumption by (say) Hudson. </text:span><text:span text:style-name="T18">C</text:span><text:span text:style-name="T3">onvenient for people who already have </text:span><text:span text:style-name="T9">Junit-based</text:span><text:span text:style-name="T3"> reporting tools.</text:span></text:p>
      <text:p text:style-name="P1"><text:soft-page-break/><text:span text:style-name="T1"/></text:p>
      <text:p text:style-name="P5"><text:span text:style-name="T5">Use cases</text:span></text:p>
      <text:p text:style-name="P2"><text:span text:style-name="T2"/></text:p>
      <text:p text:style-name="P2"><text:span text:style-name="T2">You built </text:span><text:span text:style-name="T6">a web-site in Java</text:span><text:span text:style-name="T2">. You can still write your external tests with Perl and integrate the results with the output of your Java based unit tests via TAP.</text:span></text:p>
      <text:p text:style-name="P2"><text:span text:style-name="T2"></text:span></text:p>
      <text:p text:style-name="P2"><text:span text:style-name="T2">You built </text:span><text:span text:style-name="T6">a router </text:span><text:span text:style-name="T7">or some other networking device</text:span><text:span text:style-name="T2">. It has a telnet interface and a simple web based interface you need to interact with. You also need to see that sending packets arrive in the correct place. </text:span></text:p>
      <text:p text:style-name="P2"><text:span text:style-name="T2"></text:span></text:p>
      <text:p text:style-name="P2"><text:span text:style-name="T2">You wrote </text:span><text:span text:style-name="T6">an application in C or C++</text:span><text:span text:style-name="T2">. You wrote in those languages to get crazy speed even though you know it takes a lot longer to write in those languages than in Perl. In your test your preference is to write as fast as possible. Execution time isn't that critical. For this you build a small bridge between Perl and your C or C++ libraries and write your tests in Perl.</text:span></text:p>
      <text:p text:style-name="P1"><text:span text:style-name="T1"/></text:p>
      <text:p text:style-name="P1"><text:span text:style-name="T1"></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officeooo:paragraph-rsid="000318d6"/>
    </style:style>
    <style:style style:name="MT1" style:family="text">
      <style:text-properties officeooo:rsid="0001b817"/>
    </style:style>
    <style:style style:name="MT2" style:family="text">
      <style:text-properties officeooo:rsid="000ccec0"/>
    </style:style>
    <style:style style:name="MT3" style:family="text">
      <style:text-properties officeooo:rsid="000318d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Perl Quality Assurance Projects </text:span><text:span text:style-name="MT2">-</text:span><text:span text:style-name="MT1"> http://qa.perl.org/ <text:s text:c="3"/></text:span><text:span text:style-name="MT3">- January 201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abor Szabo</meta:initial-creator>
    <meta:creation-date>2011-01-20T12:21:39</meta:creation-date>
    <dc:date>2011-01-20T13:37:37</dc:date>
    <dc:creator>Gabor Szabo</dc:creator>
    <meta:editing-duration>PT01H15M59S</meta:editing-duration>
    <meta:editing-cycles>19</meta:editing-cycles>
    <meta:generator>OpenOffice.org/3.2$Unix OpenOffice.org_project/320m19$Build-9505</meta:generator>
    <meta:document-statistic meta:table-count="0" meta:image-count="0" meta:object-count="0" meta:page-count="2" meta:paragraph-count="29" meta:word-count="536" meta:character-count="3436"/>
  </office:meta>
</office:document-meta>
</file>